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tingsUtils.isAvailable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ttingsUtils.store( AdminToolSettings settings , File settings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ettingsUtils.load( String passphr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ttingsUtils.load( String passphrase , File settings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SettingsUtils.store( AdminTool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ttingsUtils.parseBoolean( String bo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